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>
      <style:text-properties style:font-name="Muli" officeooo:rsid="000c9fda" officeooo:paragraph-rsid="000c9fda"/>
    </style:style>
    <style:style style:name="P2" style:family="paragraph" style:parent-style-name="Standard">
      <style:text-properties style:font-name="Muli" fo:font-size="10pt" officeooo:rsid="000b9bf8" officeooo:paragraph-rsid="000c9fda" style:font-size-asian="10pt" style:font-size-complex="10pt"/>
    </style:style>
    <style:style style:name="P3" style:family="paragraph" style:parent-style-name="Standard">
      <style:text-properties style:font-name="Muli" fo:font-size="10pt" officeooo:rsid="000c9fda" officeooo:paragraph-rsid="000c9fda" style:font-size-asian="10pt" style:font-size-complex="10pt"/>
    </style:style>
    <style:style style:name="P4" style:family="paragraph" style:parent-style-name="Standard" style:list-style-name="L1">
      <style:text-properties style:font-name="Muli" fo:font-size="10pt" officeooo:rsid="000c9fda" officeooo:paragraph-rsid="000c9fda" style:font-size-asian="10pt" style:font-size-complex="10pt"/>
    </style:style>
    <style:style style:name="P5" style:family="paragraph" style:parent-style-name="Standard" style:list-style-name="L2">
      <style:text-properties style:font-name="Muli" fo:font-size="10pt" officeooo:rsid="000c9fda" officeooo:paragraph-rsid="000c9fda" style:font-size-asian="10pt" style:font-size-complex="10pt"/>
    </style:style>
    <style:style style:name="P6" style:family="paragraph" style:parent-style-name="Standard">
      <style:text-properties style:font-name="Muli" fo:font-size="10pt" fo:font-weight="bold" officeooo:rsid="000c9fda" officeooo:paragraph-rsid="000c9fda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Muli" fo:font-size="10pt" fo:font-weight="bold" officeooo:rsid="0011751c" officeooo:paragraph-rsid="0011751c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Muli" fo:font-size="14pt" fo:font-weight="bold" officeooo:rsid="000b9bf8" officeooo:paragraph-rsid="000c9fd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Muli" fo:font-size="14pt" fo:font-weight="bold" officeooo:rsid="000c9fda" officeooo:paragraph-rsid="000c9fda" style:font-size-asian="14pt" style:font-weight-asian="bold" style:font-size-complex="14pt" style:font-weight-complex="bold"/>
    </style:style>
    <style:style style:name="P10" style:family="paragraph" style:parent-style-name="Standard" style:list-style-name="L4">
      <style:text-properties officeooo:paragraph-rsid="000c9fda"/>
    </style:style>
    <style:style style:name="P11" style:family="paragraph" style:parent-style-name="Standard">
      <style:text-properties officeooo:rsid="0011751c" officeooo:paragraph-rsid="0011751c"/>
    </style:style>
    <style:style style:name="P12" style:family="paragraph" style:parent-style-name="Standard">
      <style:text-properties officeooo:rsid="00121867" officeooo:paragraph-rsid="00121867"/>
    </style:style>
    <style:style style:name="P13" style:family="paragraph" style:parent-style-name="Standard" style:list-style-name="L4">
      <style:text-properties fo:font-size="10pt" officeooo:rsid="0010dc72" officeooo:paragraph-rsid="0010dc72" style:font-size-asian="10pt" style:font-size-complex="10pt"/>
    </style:style>
    <style:style style:name="P14" style:family="paragraph" style:parent-style-name="Standard">
      <style:text-properties fo:font-size="10pt" officeooo:rsid="0010dc72" officeooo:paragraph-rsid="0010dc72" style:font-size-asian="10pt" style:font-size-complex="10pt"/>
    </style:style>
    <style:style style:name="P15" style:family="paragraph" style:parent-style-name="Standard">
      <style:text-properties fo:font-size="10pt" officeooo:rsid="0011751c" officeooo:paragraph-rsid="0011751c" style:font-size-asian="10pt" style:font-size-complex="10pt"/>
    </style:style>
    <style:style style:name="P16" style:family="paragraph" style:parent-style-name="Standard">
      <style:text-properties fo:font-size="10pt" officeooo:rsid="00121867" officeooo:paragraph-rsid="00121867" style:font-size-asian="10pt" style:font-size-complex="10pt"/>
    </style:style>
    <style:style style:name="P17" style:family="paragraph" style:parent-style-name="Standard" style:list-style-name="L5">
      <style:text-properties fo:font-size="10pt" officeooo:paragraph-rsid="00121867" style:font-size-asian="10pt" style:font-size-complex="10pt"/>
    </style:style>
    <style:style style:name="P18" style:family="paragraph" style:parent-style-name="Standard">
      <style:text-properties fo:font-size="10pt" fo:font-weight="bold" officeooo:rsid="0010dc72" officeooo:paragraph-rsid="0010dc72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11751c" officeooo:paragraph-rsid="0011751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DejaVu Sans Mono" fo:font-size="10pt" officeooo:rsid="0010dc72" officeooo:paragraph-rsid="0010dc72" style:font-size-asian="10pt" style:font-size-complex="10pt"/>
    </style:style>
    <style:style style:name="P21" style:family="paragraph" style:parent-style-name="Standard">
      <style:text-properties style:font-name="DejaVu Sans Mono" fo:font-size="10pt" officeooo:rsid="0011751c" officeooo:paragraph-rsid="0011751c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Muli"/>
    </style:style>
    <style:style style:name="T3" style:family="text">
      <style:text-properties style:font-name="Muli" officeooo:rsid="000c9fda"/>
    </style:style>
    <style:style style:name="T4" style:family="text">
      <style:text-properties style:font-name="Muli" officeooo:rsid="000f9559"/>
    </style:style>
    <style:style style:name="T5" style:family="text">
      <style:text-properties style:font-name="Muli" officeooo:rsid="0010dc72"/>
    </style:style>
    <style:style style:name="T6" style:family="text">
      <style:text-properties style:font-name="Muli" officeooo:rsid="0011751c"/>
    </style:style>
    <style:style style:name="T7" style:family="text">
      <style:text-properties style:font-name="Muli" officeooo:rsid="00121867"/>
    </style:style>
    <style:style style:name="T8" style:family="text">
      <style:text-properties style:font-name="Muli" fo:font-size="10pt" style:font-size-asian="10pt" style:font-size-complex="10pt"/>
    </style:style>
    <style:style style:name="T9" style:family="text">
      <style:text-properties style:font-name="Muli" fo:font-size="10pt" officeooo:rsid="000c9fda" style:font-size-asian="10pt" style:font-size-complex="10pt"/>
    </style:style>
    <style:style style:name="T10" style:family="text">
      <style:text-properties style:font-name="Muli" fo:font-size="10pt" officeooo:rsid="000f9559" style:font-size-asian="10pt" style:font-size-complex="10pt"/>
    </style:style>
    <style:style style:name="T11" style:family="text">
      <style:text-properties style:font-name="Muli" fo:font-size="10pt" officeooo:rsid="0010dc72" style:font-size-asian="10pt" style:font-size-complex="10pt"/>
    </style:style>
    <style:style style:name="T12" style:family="text">
      <style:text-properties officeooo:rsid="0011751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DejaVu Sans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unning programs on verilated models through a GDBServer</text:p>
      <text:p text:style-name="P2"/>
      <text:p text:style-name="P6">Summary:</text:p>
      <text:p text:style-name="P3"/>
      <text:list xml:id="list2833673999" text:style-name="L1">
        <text:list-item>
          <text:p text:style-name="P4">Verilated models of CPUs with testbenches provides simple functionality to interact with them. However, it can be complicated and tedious to have complex interactions with programs running on the model.</text:p>
        </text:list-item>
        <text:list-item>
          <text:p text:style-name="P4">The GNU Debugger (GDB) speaks a common serial protocol (RSP) to any debug target. We can implement an RSP server (aka <text:span text:style-name="T1">GDBServer</text:span>) that links in our verilated model, so we can drive them with standard tools.</text:p>
        </text:list-item>
      </text:list>
      <text:p text:style-name="P3"/>
      <text:p text:style-name="P6">Goals:</text:p>
      <text:p text:style-name="P3"/>
      <text:list xml:id="list82023814" text:style-name="L2">
        <text:list-item>
          <text:p text:style-name="P5">Build a RISC-V toolchain (Compiler, Assembler, Binutils, Linker, Debugger, GDBServer) and Verilated models.</text:p>
        </text:list-item>
        <text:list-item>
          <text:p text:style-name="P5">Interact with Verilated models through the GDBServer.</text:p>
        </text:list-item>
      </text:list>
      <text:p text:style-name="P3"/>
      <text:p text:style-name="P6">Resources:</text:p>
      <text:p text:style-name="P3"/>
      <text:list xml:id="list1703547842" text:style-name="L3">
        <text:list-item>
          <text:p text:style-name="P1"><text:span text:style-name="T13">Howto: GDB Remote Serial Protocol - Writing a RSP Server. Embecosm Application Note 4: </text:span><text:a xlink:type="simple" xlink:href="https://www.embecosm.com/appnotes/ean4/embecosm-howto-rsp-server-ean4-issue-2.pdf" text:style-name="Internet_20_link" text:visited-style-name="Visited_20_Internet_20_Link"><text:span text:style-name="T13">https://www.embecosm.com/appnotes/ean4/embecosm-howto-rsp-server-ean4-issue-2.pdf</text:span></text:a></text:p>
        </text:list-item>
        <text:list-item>
          <text:p text:style-name="P1"><text:span text:style-name="T13">RISC-V GDBserver repository used in this Tutorial: </text:span><text:a xlink:type="simple" xlink:href="https://github.com/embecosm/riscv-gdbserver/tree/orconf" text:style-name="Internet_20_link" text:visited-style-name="Visited_20_Internet_20_Link"><text:span text:style-name="T13">https://github.com/embecosm/riscv-gdbserver/tree/orconf</text:span></text:a><text:span text:style-name="T13"> </text:span></text:p>
        </text:list-item>
      </text:list>
      <text:p text:style-name="P3"/>
      <text:p text:style-name="P9">Steps</text:p>
      <text:p text:style-name="P3"/>
      <text:p text:style-name="P6">Building the toolchain</text:p>
      <text:p text:style-name="P3"/>
      <text:list xml:id="list1709125404" text:style-name="L4">
        <text:list-item>
          <text:p text:style-name="P10"><text:span text:style-name="T9">Follow the directions outlined in the README at </text:span><text:a xlink:type="simple" xlink:href="https://github.com/embecosm/riscv-toolchain/tree/orconf" text:style-name="Internet_20_link" text:visited-style-name="Visited_20_Internet_20_Link"><text:span text:style-name="T9">https://github.com/embecosm/riscv-toolchain/tree/orconf</text:span></text:a><text:span text:style-name="T9"> – </text:span><text:span text:style-name="T10">skip the “Benchmarking with BEEBS” and “Running the GCC regression test suite” sections </text:span><text:span text:style-name="T11">as for now they can take a while to run.</text:span></text:p>
        </text:list-item>
        <text:list-item>
          <text:p text:style-name="P13"><text:span text:style-name="T2">Make sure you can run the “Hello World” example through GDB.</text:span></text:p>
        </text:list-item>
      </text:list>
      <text:p text:style-name="P14"><text:span text:style-name="T2"/></text:p>
      <text:p text:style-name="P18"><text:span text:style-name="T2">Dumping traces from the GDBServer</text:span></text:p>
      <text:p text:style-name="P14"><text:span text:style-name="T2"/></text:p>
      <text:p text:style-name="P14"><text:span text:style-name="T2">You can get the GDBServer to dump a trace file </text:span><text:span text:style-name="T6">of the model by invoking it with the -t vcd flag. e.g.:</text:span></text:p>
      <text:p text:style-name="P14"><text:span text:style-name="T6"/></text:p>
      <text:p text:style-name="P20"><text:span text:style-name="T12"><text:s text:c="2"/>riscv-gdbserver -c RI5CY -t vcd 51000</text:span></text:p>
      <text:p text:style-name="P14"><text:span text:style-name="T6"/></text:p>
      <text:p text:style-name="P15"><text:span text:style-name="T2">After running the “Hello World” example again (or another program) you should have a trace file called </text:span><text:span text:style-name="T14">gdbserver.vcd</text:span><text:span text:style-name="T2"> that you can open with GTKWave.</text:span></text:p>
      <text:p text:style-name="P15"><text:span text:style-name="T2"/></text:p>
      <text:p text:style-name="P19"><text:span text:style-name="T2">Using PicoRV32</text:span></text:p>
      <text:p text:style-name="P15"><text:span text:style-name="T2"/></text:p>
      <text:p text:style-name="P15"><text:span text:style-name="T2">The GDBServer incorporates Verilated models of both RI5CY, and PicoRV32, which is a much smaller, simpler RISC-V core. To start the GDBServer using PicoRV32 instead of RI5CY, pass a different </text:span><text:span text:style-name="T14">-c</text:span><text:span text:style-name="T2"> argument, e.g.:</text:span></text:p>
      <text:p text:style-name="P15"><text:span text:style-name="T2"/></text:p>
      <text:p text:style-name="P21"><text:s text:c="2"/>riscv-gdbserver -c PICORV32 51000</text:p>
      <text:p text:style-name="P15"><text:soft-page-break/><text:span text:style-name="T2"/></text:p>
      <text:p text:style-name="P15"><text:span text:style-name="T2">PicoRV32 fits in a single Verilog source file: </text:span></text:p>
      <text:p text:style-name="P15"><text:span text:style-name="T2"/></text:p>
      <text:p text:style-name="P11"><text:a xlink:type="simple" xlink:href="https://github.com/embecosm/picorv32/blob/gdbserver/scripts/gdbserver/picorv32.v" text:style-name="Internet_20_link" text:visited-style-name="Visited_20_Internet_20_Link"><text:span text:style-name="T8">https://github.com/embecosm/picorv32/blob/gdbserver/scripts/gdbserver/picorv32.v</text:span></text:a></text:p>
      <text:p text:style-name="P15"><text:span text:style-name="T2"/></text:p>
      <text:p text:style-name="P7">Benchmarking With BEEBS</text:p>
      <text:p text:style-name="P15"><text:span text:style-name="T2"/></text:p>
      <text:p text:style-name="P15"><text:span text:style-name="T2">One of the advantages of using a cycle-accurate model is that it can be used to model and measure performance of a CPU in terms of cycle counts accurately. The “Benchmarking with BEEBS” section in the README for the riscv-toolchain repo can be used to benchmark </text:span><text:span text:style-name="T7">and compare the two cores – you can follow these steps to obtain cycle counts.</text:span></text:p>
      <text:p text:style-name="P15"><text:span text:style-name="T7"/></text:p>
      <text:p text:style-name="P12"><text:span text:style-name="T8">The cycle count results are also presented in </text:span><text:a xlink:type="simple" xlink:href="http://gmarkall.github.io/tutorials/orconf-2017/#19" text:style-name="Internet_20_link" text:visited-style-name="Visited_20_Internet_20_Link"><text:span text:style-name="T8">http://gmarkall.github.io/tutorials/orconf-2017/#19</text:span></text:a><text:span text:style-name="T8"> </text:span></text:p>
      <text:p text:style-name="P16"><text:span text:style-name="T2"/></text:p>
      <text:p text:style-name="P16"><text:span text:style-name="T2">Looking at cycle counts obtained yourself or from the slides above:</text:span></text:p>
      <text:p text:style-name="P16"><text:span text:style-name="T2"/></text:p>
      <text:list xml:id="list4246912219" text:style-name="L5">
        <text:list-item>
          <text:p text:style-name="P17"><text:span text:style-name="T7">What do you notice about the different between PicoRV32 and RI5CY?</text:span></text:p>
        </text:list-item>
        <text:list-item>
          <text:p text:style-name="P17"><text:span text:style-name="T7">What would explain these observations?</text:span></text:p>
        </text:list-item>
      </text:list>
      <text:p text:style-name="P1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4:52:41.194011200</meta:creation-date>
    <dc:date>2018-07-01T07:53:44.892386692</dc:date>
    <meta:editing-duration>PT15H38M55S</meta:editing-duration>
    <meta:editing-cycles>3</meta:editing-cycles>
    <meta:generator>LibreOffice/5.4.6.2$Linux_X86_64 LibreOffice_project/4014ce260a04f1026ba855d3b8d91541c224eab8</meta:generator>
    <meta:document-statistic meta:table-count="0" meta:image-count="0" meta:object-count="0" meta:page-count="2" meta:paragraph-count="29" meta:word-count="381" meta:character-count="2593" meta:non-whitespace-character-count="2242"/>
  </office:meta>
</office:document-meta>
</file>